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ngsana New" svg:font-family="Angsana New"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style:text-position="super 63.6%"/>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ableColumn7" style:family="table-column">
      <style:table-column-properties style:column-width="0.7645in"/>
    </style:style>
    <style:style style:name="TableColumn8" style:family="table-column">
      <style:table-column-properties style:column-width="1.0826in"/>
    </style:style>
    <style:style style:name="TableColumn9" style:family="table-column">
      <style:table-column-properties style:column-width="2.9263in"/>
    </style:style>
    <style:style style:name="TableColumn10" style:family="table-column">
      <style:table-column-properties style:column-width="1.6444in"/>
    </style:style>
    <style:style style:name="Table6" style:family="table">
      <style:table-properties style:width="6.418in" fo:margin-left="0in" table:align="left"/>
    </style:style>
    <style:style style:name="TableRow11" style:family="table-row">
      <style:table-row-properties/>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margin-bottom="0in" fo:line-height="100%"/>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bottom="0in" fo:line-height="100%"/>
    </style:style>
    <style:style style:name="TableRow56" style:family="table-row">
      <style:table-row-propertie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paragraph-properties fo:margin-bottom="0in" fo:line-height="100%"/>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office:automatic-styles>
  <office:body>
    <office:text text:use-soft-page-breaks="true">
      <text:p text:style-name="P1">General approach to the problem</text:p>
      <text:p text:style-name="Normal">I used the test-driven development (TDD) process to approach tackle the problem.</text:p>
      <text:p text:style-name="P2">List of the utilities being used</text:p>
      <text:p text:style-name="Normal">Debugger: Java debugger (jdb)<text:line-break/>Integrated build tool: Apache Maven<text:line-break/>Version control system: Git<text:s/><text:line-break/>3<text:span text:style-name="T3">rd</text:span><text:s/>party libraries: Apache commons-lang3<text:line-break/>Test tool: <text:s/>JUnit</text:p>
      <text:p text:style-name="P4">Bulk complexities of simulation program</text:p>
      <text:p text:style-name="Normal">Number of lines of code:<text:tab/></text:p>
      <text:p text:style-name="P5">Approximate break-down of the time spent in the design, coding, and testing</text:p>
      <table:table table:style-name="Table6">
        <table:table-columns>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Day</text:p>
          </table:table-cell>
          <table:table-cell table:style-name="TableCell14">
            <text:p text:style-name="P15">Phase</text:p>
          </table:table-cell>
          <table:table-cell table:style-name="TableCell16">
            <text:p text:style-name="P17">Task</text:p>
          </table:table-cell>
          <table:table-cell table:style-name="TableCell18">
            <text:p text:style-name="P19">Time spent</text:p>
          </table:table-cell>
        </table:table-row>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cell table:style-name="TableCell27">
            <text:p text:style-name="P28"/>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cell table:style-name="TableCell36">
            <text:p text:style-name="P37"/>
          </table:table-cell>
        </table:table-row>
        <table:table-row table:style-name="TableRow38">
          <table:table-cell table:style-name="TableCell39">
            <text:p text:style-name="P40"/>
          </table:table-cell>
          <table:table-cell table:style-name="TableCell41">
            <text:p text:style-name="P42"/>
          </table:table-cell>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Normal"/>
      <text:p text:style-name="P83">Simulation portability</text:p>
      <text:p text:style-name="Normal">This simulation was developed using Java language. Java program is platform independent because it needs java runtime to execute java byte code. Java runtime can be installed in many systems including Windows x64/x86, Solaris SPARC x64/x86, Mac OS X x64, Linux x64/x86. Other platforms can use java runtime from open source project named OpenJDK which developer can build java runtime from source. However, there are some issues that can break portability such as new line character and path delimiter which are platform specific variable. I solve this problem by using the Java system properties to obtain those values instead of hard coding. The byte code doesn’t have to be recompiled when it’s moved from one platform to another.<text:s/></text:p>
      <text:p text:style-name="Normal">The utilities being used in this project are also portable. Most of them are written in Java except Git which is written in C but it has the version for Unix-liked system and Windows.</text:p>
      <text:p text:style-name="P84">Implementation language</text:p>
      <text:p text:style-name="Normal">I chose Java because it’s static type language, platform independent, and it also has a lot of free enterprise graded tools. For statically typed language, the IDE can support full refactoring that is<text:s/>a<text:s/>very convenient feature. IDE of my choice is Eclipse IDE<text:s/>Juno 3.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ngsana New" svg:font-family="Angsana New"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4pt" fo:background-color="transparent" style:text-underline-type="none" style:text-underline-color="font-color" style:text-emphasize="none" fo:language="en" fo:country="US" style:language-asian="en" style:country-asian="US"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ussachai</meta:initial-creator>
    <dc:creator>hussachai</dc:creator>
    <meta:creation-date>2013-03-04T06:20:00Z</meta:creation-date>
    <dc:date>2013-03-04T08:31:00Z</dc:date>
    <meta:template xlink:href="Normal.dotm" xlink:type="simple"/>
    <meta:editing-cycles>6</meta:editing-cycles>
    <meta:editing-duration>PT7860S</meta:editing-duration>
    <meta:document-statistic meta:page-count="1" meta:paragraph-count="3" meta:word-count="260" meta:character-count="1740" meta:row-count="12" meta:non-whitespace-character-count="1483"/>
  </office:meta>
</office:document-meta>
</file>